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 calcext:value-type="string">
            <text:p>dataset size</text:p>
          </table:table-cell>
          <table:table-cell table:style-name="ce1" office:value-type="string" calcext:value-type="string">
            <text:p>old average val percentage</text:p>
          </table:table-cell>
          <table:table-cell office:value-type="string" calcext:value-type="string">
            <text:p>new training without FB images</text:p>
          </table:table-cell>
          <table:table-cell table:number-columns-repeated="3" office:value-type="string" calcext:value-type="string">
            <text:p>val percent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new training with FB images</text:p>
          </table:table-cell>
          <table:table-cell table:number-columns-repeated="3" office:value-type="string" calcext:value-type="string">
            <text:p>val percentag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hange</text:p>
          </table:table-cell>
        </table:table-row>
        <table:table-row table:style-name="ro1">
          <table:table-cell office:value-type="string" calcext:value-type="string">
            <text:p>australian_bass</text:p>
          </table:table-cell>
          <table:table-cell office:value-type="float" office:value="979" calcext:value-type="float">
            <text:p>979</text:p>
          </table:table-cell>
          <table:table-cell office:value-type="float" office:value="70.2898550724638" calcext:value-type="float">
            <text:p>70.2898550725</text:p>
          </table:table-cell>
          <table:table-cell/>
          <table:table-cell office:value-type="float" office:value="87.9310344827586" calcext:value-type="float">
            <text:p>87.9310344828</text:p>
          </table:table-cell>
          <table:table-cell office:value-type="float" office:value="82.7586206896552" calcext:value-type="float">
            <text:p>82.7586206897</text:p>
          </table:table-cell>
          <table:table-cell office:value-type="float" office:value="86.2068965517241" calcext:value-type="float">
            <text:p>86.2068965517</text:p>
          </table:table-cell>
          <table:table-cell table:formula="of:=AVERAGE([.E2:.G2])" office:value-type="float" office:value="85.632183908046" calcext:value-type="float">
            <text:p>85.632183908</text:p>
          </table:table-cell>
          <table:table-cell table:formula="of:=[.H2]-[.C2]" office:value-type="float" office:value="15.3423288355822" calcext:value-type="float">
            <text:p>15.3423288356</text:p>
          </table:table-cell>
          <table:table-cell table:number-columns-repeated="2"/>
          <table:table-cell table:number-columns-repeated="2" office:value-type="float" office:value="80.6451612903226" calcext:value-type="float">
            <text:p>80.6451612903</text:p>
          </table:table-cell>
          <table:table-cell office:value-type="float" office:value="79.5698924731183" calcext:value-type="float">
            <text:p>79.5698924731</text:p>
          </table:table-cell>
          <table:table-cell table:formula="of:=AVERAGE([.L2:.N2])" office:value-type="float" office:value="80.2867383512545" calcext:value-type="float">
            <text:p>80.2867383513</text:p>
          </table:table-cell>
          <table:table-cell table:formula="of:=[.O2]-[.C2]" office:value-type="float" office:value="9.99688327879071" calcext:value-type="float">
            <text:p>9.9968832788</text:p>
          </table:table-cell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7" calcext:value-type="float">
            <text:p>57</text:p>
          </table:table-cell>
          <table:table-cell office:value-type="float" office:value="22.2222222222222" calcext:value-type="float">
            <text:p>22.2222222222</text:p>
          </table:table-cell>
          <table:table-cell/>
          <table:table-cell office:value-type="float" office:value="33.3333333333333" calcext:value-type="float">
            <text:p>33.3333333333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3:.G3])" office:value-type="float" office:value="27.7777777777778" calcext:value-type="float">
            <text:p>27.7777777778</text:p>
          </table:table-cell>
          <table:table-cell table:formula="of:=[.H3]-[.C3]" office:value-type="float" office:value="5.55555555555554" calcext:value-type="float">
            <text:p>5.5555555556</text:p>
          </table:table-cell>
          <table:table-cell table:number-columns-repeated="2"/>
          <table:table-cell table:number-columns-repeated="3" office:value-type="float" office:value="33.3333333333333" calcext:value-type="float">
            <text:p>33.3333333333</text:p>
          </table:table-cell>
          <table:table-cell table:formula="of:=AVERAGE([.L3:.N3])" office:value-type="float" office:value="33.3333333333333" calcext:value-type="float">
            <text:p>33.3333333333</text:p>
          </table:table-cell>
          <table:table-cell table:formula="of:=[.O3]-[.C3]"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string" calcext:value-type="string">
            <text:p>barramundi</text:p>
          </table:table-cell>
          <table:table-cell office:value-type="float" office:value="782" calcext:value-type="float">
            <text:p>782</text:p>
          </table:table-cell>
          <table:table-cell office:value-type="float" office:value="64.8888888888889" calcext:value-type="float">
            <text:p>64.8888888889</text:p>
          </table:table-cell>
          <table:table-cell/>
          <table:table-cell office:value-type="float" office:value="81.4285714285714" calcext:value-type="float">
            <text:p>81.4285714286</text:p>
          </table:table-cell>
          <table:table-cell office:value-type="float" office:value="67.1428571428571" calcext:value-type="float">
            <text:p>67.1428571429</text:p>
          </table:table-cell>
          <table:table-cell office:value-type="float" office:value="70" calcext:value-type="float">
            <text:p>70</text:p>
          </table:table-cell>
          <table:table-cell table:formula="of:=AVERAGE([.E4:.G4])" office:value-type="float" office:value="72.8571428571429" calcext:value-type="float">
            <text:p>72.8571428571</text:p>
          </table:table-cell>
          <table:table-cell table:formula="of:=[.H4]-[.C4]" office:value-type="float" office:value="7.96825396825398" calcext:value-type="float">
            <text:p>7.9682539683</text:p>
          </table:table-cell>
          <table:table-cell table:number-columns-repeated="2"/>
          <table:table-cell office:value-type="float" office:value="67.5324675324675" calcext:value-type="float">
            <text:p>67.5324675325</text:p>
          </table:table-cell>
          <table:table-cell office:value-type="float" office:value="72.7272727272727" calcext:value-type="float">
            <text:p>72.7272727273</text:p>
          </table:table-cell>
          <table:table-cell office:value-type="float" office:value="74.025974025974" calcext:value-type="float">
            <text:p>74.025974026</text:p>
          </table:table-cell>
          <table:table-cell table:formula="of:=AVERAGE([.L4:.N4])" office:value-type="float" office:value="71.4285714285714" calcext:value-type="float">
            <text:p>71.4285714286</text:p>
          </table:table-cell>
          <table:table-cell table:formula="of:=[.O4]-[.C4]" office:value-type="float" office:value="6.53968253968256" calcext:value-type="float">
            <text:p>6.5396825397</text:p>
          </table:table-cell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202" calcext:value-type="float">
            <text:p>202</text:p>
          </table:table-cell>
          <table:table-cell office:value-type="float" office:value="75.4385964912281" calcext:value-type="float">
            <text:p>75.4385964912</text:p>
          </table:table-cell>
          <table:table-cell/>
          <table:table-cell office:value-type="float" office:value="84.2105263157895" calcext:value-type="float">
            <text:p>84.2105263158</text:p>
          </table:table-cell>
          <table:table-cell office:value-type="float" office:value="89.4736842105263" calcext:value-type="float">
            <text:p>89.4736842105</text:p>
          </table:table-cell>
          <table:table-cell office:value-type="float" office:value="84.2105263157895" calcext:value-type="float">
            <text:p>84.2105263158</text:p>
          </table:table-cell>
          <table:table-cell table:formula="of:=AVERAGE([.E5:.G5])" office:value-type="float" office:value="85.9649122807017" calcext:value-type="float">
            <text:p>85.9649122807</text:p>
          </table:table-cell>
          <table:table-cell table:formula="of:=[.H5]-[.C5]" office:value-type="float" office:value="10.5263157894737" calcext:value-type="float">
            <text:p>10.526315789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formula="of:=AVERAGE([.L5:.N5])" office:value-type="float" office:value="76.6666666666667" calcext:value-type="float">
            <text:p>76.6666666667</text:p>
          </table:table-cell>
          <table:table-cell table:formula="of:=[.O5]-[.C5]" office:value-type="float" office:value="1.2280701754386" calcext:value-type="float">
            <text:p>1.2280701754</text:p>
          </table:table-cell>
        </table:table-row>
        <table:table-row table:style-name="ro1">
          <table:table-cell office:value-type="string" calcext:value-type="string">
            <text:p>barred_javelin</text:p>
          </table:table-cell>
          <table:table-cell office:value-type="float" office:value="113" calcext:value-type="float">
            <text:p>113</text:p>
          </table:table-cell>
          <table:table-cell office:value-type="float" office:value="33.3333333333334" calcext:value-type="float">
            <text:p>33.3333333333</text:p>
          </table:table-cell>
          <table:table-cell/>
          <table:table-cell office:value-type="float" office:value="44.4444444444444" calcext:value-type="float">
            <text:p>44.4444444444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6:.G6])" office:value-type="float" office:value="44.4444444444444" calcext:value-type="float">
            <text:p>44.4444444444</text:p>
          </table:table-cell>
          <table:table-cell table:formula="of:=[.H6]-[.C6]" office:value-type="float" office:value="11.1111111111111" calcext:value-type="float">
            <text:p>11.1111111111</text:p>
          </table:table-cell>
          <table:table-cell table:number-columns-repeated="2"/>
          <table:table-cell office:value-type="float" office:value="72.7272727272727" calcext:value-type="float">
            <text:p>72.7272727273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63.6363636363636" calcext:value-type="float">
            <text:p>63.6363636364</text:p>
          </table:table-cell>
          <table:table-cell table:formula="of:=AVERAGE([.L6:.N6])" office:value-type="float" office:value="63.6363636363636" calcext:value-type="float">
            <text:p>63.6363636364</text:p>
          </table:table-cell>
          <table:table-cell table:formula="of:=[.O6]-[.C6]" office:value-type="float" office:value="30.3030303030303" calcext:value-type="float">
            <text:p>30.303030303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6" calcext:value-type="float">
            <text:p>376</text:p>
          </table:table-cell>
          <table:table-cell office:value-type="float" office:value="96.2962962962963" calcext:value-type="float">
            <text:p>96.2962962963</text:p>
          </table:table-cell>
          <table:table-cell/>
          <table:table-cell office:value-type="float" office:value="88.8888888888889" calcext:value-type="float">
            <text:p>88.8888888889</text:p>
          </table:table-cell>
          <table:table-cell office:value-type="float" office:value="97.2222222222222" calcext:value-type="float">
            <text:p>97.2222222222</text:p>
          </table:table-cell>
          <table:table-cell office:value-type="float" office:value="91.6666666666667" calcext:value-type="float">
            <text:p>91.6666666667</text:p>
          </table:table-cell>
          <table:table-cell table:formula="of:=AVERAGE([.E7:.G7])" office:value-type="float" office:value="92.5925925925926" calcext:value-type="float">
            <text:p>92.5925925926</text:p>
          </table:table-cell>
          <table:table-cell table:style-name="ce2" table:formula="of:=[.H7]-[.C7]" office:value-type="float" office:value="-3.7037037037037" calcext:value-type="float">
            <text:p>-3.7037037037</text:p>
          </table:table-cell>
          <table:table-cell table:number-columns-repeated="2"/>
          <table:table-cell office:value-type="float" office:value="91.6666666666667" calcext:value-type="float">
            <text:p>91.6666666667</text:p>
          </table:table-cell>
          <table:table-cell office:value-type="float" office:value="94.4444444444444" calcext:value-type="float">
            <text:p>94.4444444444</text:p>
          </table:table-cell>
          <table:table-cell office:value-type="float" office:value="91.6666666666667" calcext:value-type="float">
            <text:p>91.6666666667</text:p>
          </table:table-cell>
          <table:table-cell table:formula="of:=AVERAGE([.L7:.N7])" office:value-type="float" office:value="92.5925925925926" calcext:value-type="float">
            <text:p>92.5925925926</text:p>
          </table:table-cell>
          <table:table-cell table:formula="of:=[.O7]-[.C7]" office:value-type="float" office:value="-3.7037037037037" calcext:value-type="float">
            <text:p>-3.7037037037</text:p>
          </table:table-cell>
        </table:table-row>
        <table:table-row table:style-name="ro1">
          <table:table-cell office:value-type="string" calcext:value-type="string">
            <text:p>blackspotted_rockcod_estuary_cod</text:p>
          </table:table-cell>
          <table:table-cell office:value-type="float" office:value="87" calcext:value-type="float">
            <text:p>87</text:p>
          </table:table-cell>
          <table:table-cell office:value-type="float" office:value="62.5" calcext:value-type="float">
            <text:p>62.5</text:p>
          </table:table-cell>
          <table:table-cell/>
          <table:table-cell table:number-columns-repeated="3" office:value-type="float" office:value="85.7142857142857" calcext:value-type="float">
            <text:p>85.7142857143</text:p>
          </table:table-cell>
          <table:table-cell table:formula="of:=AVERAGE([.E8:.G8])" office:value-type="float" office:value="85.7142857142857" calcext:value-type="float">
            <text:p>85.7142857143</text:p>
          </table:table-cell>
          <table:table-cell table:formula="of:=[.H8]-[.C8]" office:value-type="float" office:value="23.2142857142857" calcext:value-type="float">
            <text:p>23.2142857143</text:p>
          </table:table-cell>
          <table:table-cell table:number-columns-repeated="2"/>
          <table:table-cell table:number-columns-repeated="2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formula="of:=AVERAGE([.L8:.N8])" office:value-type="float" office:value="70.8333333333333" calcext:value-type="float">
            <text:p>70.8333333333</text:p>
          </table:table-cell>
          <table:table-cell table:formula="of:=[.O8]-[.C8]" office:value-type="float" office:value="8.33333333333333" calcext:value-type="float">
            <text:p>8.3333333333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47" calcext:value-type="float">
            <text:p>1047</text:p>
          </table:table-cell>
          <table:table-cell office:value-type="float" office:value="90.8496732026144" calcext:value-type="float">
            <text:p>90.8496732026</text:p>
          </table:table-cell>
          <table:table-cell/>
          <table:table-cell office:value-type="float" office:value="97.0873786407767" calcext:value-type="float">
            <text:p>97.0873786408</text:p>
          </table:table-cell>
          <table:table-cell office:value-type="float" office:value="96.1165048543689" calcext:value-type="float">
            <text:p>96.1165048544</text:p>
          </table:table-cell>
          <table:table-cell office:value-type="float" office:value="95.1456310679612" calcext:value-type="float">
            <text:p>95.145631068</text:p>
          </table:table-cell>
          <table:table-cell table:formula="of:=AVERAGE([.E9:.G9])" office:value-type="float" office:value="96.1165048543689" calcext:value-type="float">
            <text:p>96.1165048544</text:p>
          </table:table-cell>
          <table:table-cell table:formula="of:=[.H9]-[.C9]" office:value-type="float" office:value="5.26683165175454" calcext:value-type="float">
            <text:p>5.2668316518</text:p>
          </table:table-cell>
          <table:table-cell table:number-columns-repeated="2"/>
          <table:table-cell office:value-type="float" office:value="95.1456310679612" calcext:value-type="float">
            <text:p>95.145631068</text:p>
          </table:table-cell>
          <table:table-cell office:value-type="float" office:value="96.1165048543689" calcext:value-type="float">
            <text:p>96.1165048544</text:p>
          </table:table-cell>
          <table:table-cell office:value-type="float" office:value="95.1456310679612" calcext:value-type="float">
            <text:p>95.145631068</text:p>
          </table:table-cell>
          <table:table-cell table:formula="of:=AVERAGE([.L9:.N9])" office:value-type="float" office:value="95.4692556634304" calcext:value-type="float">
            <text:p>95.4692556634</text:p>
          </table:table-cell>
          <table:table-cell table:formula="of:=[.O9]-[.C9]" office:value-type="float" office:value="4.61958246081603" calcext:value-type="float">
            <text:p>4.6195824608</text:p>
          </table:table-cell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643" calcext:value-type="float">
            <text:p>643</text:p>
          </table:table-cell>
          <table:table-cell office:value-type="float" office:value="78.5310734463277" calcext:value-type="float">
            <text:p>78.5310734463</text:p>
          </table:table-cell>
          <table:table-cell/>
          <table:table-cell office:value-type="float" office:value="88.135593220339" calcext:value-type="float">
            <text:p>88.1355932203</text:p>
          </table:table-cell>
          <table:table-cell office:value-type="float" office:value="76.271186440678" calcext:value-type="float">
            <text:p>76.2711864407</text:p>
          </table:table-cell>
          <table:table-cell office:value-type="float" office:value="83.0508474576271" calcext:value-type="float">
            <text:p>83.0508474576</text:p>
          </table:table-cell>
          <table:table-cell table:formula="of:=AVERAGE([.E10:.G10])" office:value-type="float" office:value="82.4858757062147" calcext:value-type="float">
            <text:p>82.4858757062</text:p>
          </table:table-cell>
          <table:table-cell table:formula="of:=[.H10]-[.C10]" office:value-type="float" office:value="3.95480225988703" calcext:value-type="float">
            <text:p>3.9548022599</text:p>
          </table:table-cell>
          <table:table-cell table:number-columns-repeated="2"/>
          <table:table-cell office:value-type="float" office:value="81.6666666666667" calcext:value-type="float">
            <text:p>81.6666666667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86.6666666666667" calcext:value-type="float">
            <text:p>86.6666666667</text:p>
          </table:table-cell>
          <table:table-cell table:formula="of:=AVERAGE([.L10:.N10])" office:value-type="float" office:value="81.6666666666667" calcext:value-type="float">
            <text:p>81.6666666667</text:p>
          </table:table-cell>
          <table:table-cell table:formula="of:=[.O10]-[.C10]" office:value-type="float" office:value="3.13559322033902" calcext:value-type="float">
            <text:p>3.1355932203</text:p>
          </table:table-cell>
        </table:table-row>
        <table:table-row table:style-name="ro1">
          <table:table-cell office:value-type="string" calcext:value-type="string">
            <text:p>dusky_flathead</text:p>
          </table:table-cell>
          <table:table-cell office:value-type="float" office:value="636" calcext:value-type="float">
            <text:p>636</text:p>
          </table:table-cell>
          <table:table-cell office:value-type="float" office:value="78.6885245901639" calcext:value-type="float">
            <text:p>78.6885245902</text:p>
          </table:table-cell>
          <table:table-cell/>
          <table:table-cell office:value-type="float" office:value="76.4705882352941" calcext:value-type="float">
            <text:p>76.4705882353</text:p>
          </table:table-cell>
          <table:table-cell office:value-type="float" office:value="84.3137254901961" calcext:value-type="float">
            <text:p>84.3137254902</text:p>
          </table:table-cell>
          <table:table-cell office:value-type="float" office:value="82.3529411764706" calcext:value-type="float">
            <text:p>82.3529411765</text:p>
          </table:table-cell>
          <table:table-cell table:formula="of:=AVERAGE([.E11:.G11])" office:value-type="float" office:value="81.0457516339869" calcext:value-type="float">
            <text:p>81.045751634</text:p>
          </table:table-cell>
          <table:table-cell table:formula="of:=[.H11]-[.C11]" office:value-type="float" office:value="2.357227043823" calcext:value-type="float">
            <text:p>2.3572270438</text:p>
          </table:table-cell>
          <table:table-cell table:number-columns-repeated="2"/>
          <table:table-cell office:value-type="float" office:value="74.1935483870968" calcext:value-type="float">
            <text:p>74.1935483871</text:p>
          </table:table-cell>
          <table:table-cell office:value-type="float" office:value="80.6451612903226" calcext:value-type="float">
            <text:p>80.6451612903</text:p>
          </table:table-cell>
          <table:table-cell office:value-type="float" office:value="82.258064516129" calcext:value-type="float">
            <text:p>82.2580645161</text:p>
          </table:table-cell>
          <table:table-cell table:formula="of:=AVERAGE([.L11:.N11])" office:value-type="float" office:value="79.0322580645161" calcext:value-type="float">
            <text:p>79.0322580645</text:p>
          </table:table-cell>
          <table:table-cell table:formula="of:=[.O11]-[.C11]" office:value-type="float" office:value="0.343733474352206" calcext:value-type="float">
            <text:p>0.3437334744</text:p>
          </table:table-cell>
        </table:table-row>
        <table:table-row table:style-name="ro1">
          <table:table-cell office:value-type="string" calcext:value-type="string">
            <text:p>giant_queenfish</text:p>
          </table:table-cell>
          <table:table-cell office:value-type="float" office:value="205" calcext:value-type="float">
            <text:p>20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3.1578947368421" calcext:value-type="float">
            <text:p>63.1578947368</text:p>
          </table:table-cell>
          <table:table-cell office:value-type="float" office:value="73.6842105263158" calcext:value-type="float">
            <text:p>73.6842105263</text:p>
          </table:table-cell>
          <table:table-cell office:value-type="float" office:value="84.2105263157895" calcext:value-type="float">
            <text:p>84.2105263158</text:p>
          </table:table-cell>
          <table:table-cell table:formula="of:=AVERAGE([.E12:.G12])" office:value-type="float" office:value="73.6842105263158" calcext:value-type="float">
            <text:p>73.6842105263</text:p>
          </table:table-cell>
          <table:table-cell table:formula="of:=[.H12]-[.C12]" office:value-type="float" office:value="18.6842105263158" calcext:value-type="float">
            <text:p>18.684210526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AVERAGE([.L12:.N12])" office:value-type="float" office:value="75" calcext:value-type="float">
            <text:p>75</text:p>
          </table:table-cell>
          <table:table-cell table:formula="of:=[.O12]-[.C1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iant_trevally</text:p>
          </table:table-cell>
          <table:table-cell office:value-type="float" office:value="645" calcext:value-type="float">
            <text:p>645</text:p>
          </table:table-cell>
          <table:table-cell office:value-type="float" office:value="74.1935483870968" calcext:value-type="float">
            <text:p>74.1935483871</text:p>
          </table:table-cell>
          <table:table-cell/>
          <table:table-cell office:value-type="float" office:value="80.327868852459" calcext:value-type="float">
            <text:p>80.3278688525</text:p>
          </table:table-cell>
          <table:table-cell office:value-type="float" office:value="85.2459016393443" calcext:value-type="float">
            <text:p>85.2459016393</text:p>
          </table:table-cell>
          <table:table-cell office:value-type="float" office:value="90.1639344262295" calcext:value-type="float">
            <text:p>90.1639344262</text:p>
          </table:table-cell>
          <table:table-cell table:formula="of:=AVERAGE([.E13:.G13])" office:value-type="float" office:value="85.2459016393443" calcext:value-type="float">
            <text:p>85.2459016393</text:p>
          </table:table-cell>
          <table:table-cell table:formula="of:=[.H13]-[.C13]" office:value-type="float" office:value="11.0523532522475" calcext:value-type="float">
            <text:p>11.0523532522</text:p>
          </table:table-cell>
          <table:table-cell table:number-columns-repeated="2"/>
          <table:table-cell office:value-type="float" office:value="93.6507936507936" calcext:value-type="float">
            <text:p>93.650793650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84.1269841269841" calcext:value-type="float">
            <text:p>84.126984127</text:p>
          </table:table-cell>
          <table:table-cell table:formula="of:=AVERAGE([.L13:.N13])" office:value-type="float" office:value="88.8888888888889" calcext:value-type="float">
            <text:p>88.8888888889</text:p>
          </table:table-cell>
          <table:table-cell table:formula="of:=[.O13]-[.C13]" office:value-type="float" office:value="14.6953405017921" calcext:value-type="float">
            <text:p>14.6953405018</text:p>
          </table:table-cell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129" calcext:value-type="float">
            <text:p>129</text:p>
          </table:table-cell>
          <table:table-cell office:value-type="float" office:value="77.7777777777778" calcext:value-type="float">
            <text:p>77.77777777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5" calcext:value-type="float">
            <text:p>75</text:p>
          </table:table-cell>
          <table:table-cell table:formula="of:=AVERAGE([.E14:.G14])" office:value-type="float" office:value="77.7777777777778" calcext:value-type="float">
            <text:p>77.7777777778</text:p>
          </table:table-cell>
          <table:table-cell table:formula="of:=[.H14]-[.C14]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69.2307692307692" calcext:value-type="float">
            <text:p>69.2307692308</text:p>
          </table:table-cell>
          <table:table-cell table:formula="of:=AVERAGE([.L14:.N14])" office:value-type="float" office:value="69.2307692307692" calcext:value-type="float">
            <text:p>69.2307692308</text:p>
          </table:table-cell>
          <table:table-cell table:formula="of:=[.O14]-[.C14]" office:value-type="float" office:value="-8.54700854700855" calcext:value-type="float">
            <text:p>-8.547008547</text:p>
          </table:table-cell>
        </table:table-row>
        <table:table-row table:style-name="ro1">
          <table:table-cell office:value-type="string" calcext:value-type="string">
            <text:p>great_barracuda</text:p>
          </table:table-cell>
          <table:table-cell office:value-type="float" office:value="880" calcext:value-type="float">
            <text:p>880</text:p>
          </table:table-cell>
          <table:table-cell office:value-type="float" office:value="74.6031746031746" calcext:value-type="float">
            <text:p>74.6031746032</text:p>
          </table:table-cell>
          <table:table-cell/>
          <table:table-cell office:value-type="float" office:value="92.9411764705882" calcext:value-type="float">
            <text:p>92.9411764706</text:p>
          </table:table-cell>
          <table:table-cell office:value-type="float" office:value="87.0588235294118" calcext:value-type="float">
            <text:p>87.0588235294</text:p>
          </table:table-cell>
          <table:table-cell office:value-type="float" office:value="84.7058823529412" calcext:value-type="float">
            <text:p>84.7058823529</text:p>
          </table:table-cell>
          <table:table-cell table:formula="of:=AVERAGE([.E15:.G15])" office:value-type="float" office:value="88.2352941176471" calcext:value-type="float">
            <text:p>88.2352941176</text:p>
          </table:table-cell>
          <table:table-cell table:formula="of:=[.H15]-[.C15]" office:value-type="float" office:value="13.6321195144725" calcext:value-type="float">
            <text:p>13.6321195145</text:p>
          </table:table-cell>
          <table:table-cell table:number-columns-repeated="2"/>
          <table:table-cell office:value-type="float" office:value="88.2352941176471" calcext:value-type="float">
            <text:p>88.2352941176</text:p>
          </table:table-cell>
          <table:table-cell office:value-type="float" office:value="84.7058823529412" calcext:value-type="float">
            <text:p>84.7058823529</text:p>
          </table:table-cell>
          <table:table-cell office:value-type="float" office:value="80" calcext:value-type="float">
            <text:p>80</text:p>
          </table:table-cell>
          <table:table-cell table:formula="of:=AVERAGE([.L15:.N15])" office:value-type="float" office:value="84.3137254901961" calcext:value-type="float">
            <text:p>84.3137254902</text:p>
          </table:table-cell>
          <table:table-cell table:formula="of:=[.O15]-[.C15]" office:value-type="float" office:value="9.71055088702148" calcext:value-type="float">
            <text:p>9.710550887</text:p>
          </table:table-cell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formula="of:=AVERAGE([.E16:.G16])" office:value-type="float" office:value="100" calcext:value-type="float">
            <text:p>100</text:p>
          </table:table-cell>
          <table:table-cell table:formula="of:=[.H16]-[.C16]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formula="of:=AVERAGE([.L16:.N16])" office:value-type="float" office:value="100" calcext:value-type="float">
            <text:p>100</text:p>
          </table:table-cell>
          <table:table-cell table:formula="of:=[.O16]-[.C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_threadfin</text:p>
          </table:table-cell>
          <table:table-cell office:value-type="float" office:value="147" calcext:value-type="float">
            <text:p>147</text:p>
          </table:table-cell>
          <table:table-cell office:value-type="float" office:value="85.7142857142857" calcext:value-type="float">
            <text:p>85.7142857143</text:p>
          </table:table-cell>
          <table:table-cell/>
          <table:table-cell table:number-columns-repeated="2" office:value-type="float" office:value="69.2307692307692" calcext:value-type="float">
            <text:p>69.2307692308</text:p>
          </table:table-cell>
          <table:table-cell office:value-type="float" office:value="61.5384615384615" calcext:value-type="float">
            <text:p>61.5384615385</text:p>
          </table:table-cell>
          <table:table-cell table:formula="of:=AVERAGE([.E17:.G17])" office:value-type="float" office:value="66.6666666666667" calcext:value-type="float">
            <text:p>66.6666666667</text:p>
          </table:table-cell>
          <table:table-cell table:style-name="ce2" table:formula="of:=[.H17]-[.C17]" office:value-type="float" office:value="-19.0476190476191" calcext:value-type="float">
            <text:p>-19.0476190476</text:p>
          </table:table-cell>
          <table:table-cell table:number-columns-repeated="2"/>
          <table:table-cell office:value-type="float" office:value="71.4285714285714" calcext:value-type="float">
            <text:p>71.4285714286</text:p>
          </table:table-cell>
          <table:table-cell table:number-columns-repeated="2" office:value-type="float" office:value="64.2857142857143" calcext:value-type="float">
            <text:p>64.2857142857</text:p>
          </table:table-cell>
          <table:table-cell table:formula="of:=AVERAGE([.L17:.N17])" office:value-type="float" office:value="66.6666666666667" calcext:value-type="float">
            <text:p>66.6666666667</text:p>
          </table:table-cell>
          <table:table-cell table:formula="of:=[.O17]-[.C17]" office:value-type="float" office:value="-19.0476190476191" calcext:value-type="float">
            <text:p>-19.0476190476</text:p>
          </table:table-cell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321" calcext:value-type="float">
            <text:p>321</text:p>
          </table:table-cell>
          <table:table-cell office:value-type="float" office:value="68.8172043010753" calcext:value-type="float">
            <text:p>68.8172043011</text:p>
          </table:table-cell>
          <table:table-cell/>
          <table:table-cell office:value-type="float" office:value="83.8709677419355" calcext:value-type="float">
            <text:p>83.8709677419</text:p>
          </table:table-cell>
          <table:table-cell office:value-type="float" office:value="80.6451612903226" calcext:value-type="float">
            <text:p>80.6451612903</text:p>
          </table:table-cell>
          <table:table-cell office:value-type="float" office:value="87.0967741935484" calcext:value-type="float">
            <text:p>87.0967741935</text:p>
          </table:table-cell>
          <table:table-cell table:formula="of:=AVERAGE([.E18:.G18])" office:value-type="float" office:value="83.8709677419355" calcext:value-type="float">
            <text:p>83.8709677419</text:p>
          </table:table-cell>
          <table:table-cell table:formula="of:=[.H18]-[.C18]" office:value-type="float" office:value="15.0537634408602" calcext:value-type="float">
            <text:p>15.0537634409</text:p>
          </table:table-cell>
          <table:table-cell table:number-columns-repeated="2"/>
          <table:table-cell office:value-type="float" office:value="83.8709677419355" calcext:value-type="float">
            <text:p>83.8709677419</text:p>
          </table:table-cell>
          <table:table-cell table:number-columns-repeated="2" office:value-type="float" office:value="80.6451612903226" calcext:value-type="float">
            <text:p>80.6451612903</text:p>
          </table:table-cell>
          <table:table-cell table:formula="of:=AVERAGE([.L18:.N18])" office:value-type="float" office:value="81.7204301075269" calcext:value-type="float">
            <text:p>81.7204301075</text:p>
          </table:table-cell>
          <table:table-cell table:formula="of:=[.O18]-[.C18]" office:value-type="float" office:value="12.9032258064516" calcext:value-type="float">
            <text:p>12.9032258065</text:p>
          </table:table-cell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386" calcext:value-type="float">
            <text:p>386</text:p>
          </table:table-cell>
          <table:table-cell office:value-type="float" office:value="63.963963963964" calcext:value-type="float">
            <text:p>63.963963964</text:p>
          </table:table-cell>
          <table:table-cell/>
          <table:table-cell office:value-type="float" office:value="81.0810810810811" calcext:value-type="float">
            <text:p>81.0810810811</text:p>
          </table:table-cell>
          <table:table-cell office:value-type="float" office:value="59.4594594594595" calcext:value-type="float">
            <text:p>59.4594594595</text:p>
          </table:table-cell>
          <table:table-cell office:value-type="float" office:value="70.2702702702703" calcext:value-type="float">
            <text:p>70.2702702703</text:p>
          </table:table-cell>
          <table:table-cell table:formula="of:=AVERAGE([.E19:.G19])" office:value-type="float" office:value="70.2702702702703" calcext:value-type="float">
            <text:p>70.2702702703</text:p>
          </table:table-cell>
          <table:table-cell table:formula="of:=[.H19]-[.C19]" office:value-type="float" office:value="6.30630630630628" calcext:value-type="float">
            <text:p>6.3063063063</text:p>
          </table:table-cell>
          <table:table-cell table:number-columns-repeated="2"/>
          <table:table-cell table:number-columns-repeated="2" office:value-type="float" office:value="72.972972972973" calcext:value-type="float">
            <text:p>72.972972973</text:p>
          </table:table-cell>
          <table:table-cell office:value-type="float" office:value="59.4594594594595" calcext:value-type="float">
            <text:p>59.4594594595</text:p>
          </table:table-cell>
          <table:table-cell table:formula="of:=AVERAGE([.L19:.N19])" office:value-type="float" office:value="68.4684684684685" calcext:value-type="float">
            <text:p>68.4684684685</text:p>
          </table:table-cell>
          <table:table-cell table:formula="of:=[.O19]-[.C19]" office:value-type="float" office:value="4.50450450450446" calcext:value-type="float">
            <text:p>4.5045045045</text:p>
          </table:table-cell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761" calcext:value-type="float">
            <text:p>761</text:p>
          </table:table-cell>
          <table:table-cell office:value-type="float" office:value="83.3333333333333" calcext:value-type="float">
            <text:p>83.3333333333</text:p>
          </table:table-cell>
          <table:table-cell/>
          <table:table-cell office:value-type="float" office:value="87.8378378378378" calcext:value-type="float">
            <text:p>87.8378378378</text:p>
          </table:table-cell>
          <table:table-cell office:value-type="float" office:value="93.2432432432432" calcext:value-type="float">
            <text:p>93.2432432432</text:p>
          </table:table-cell>
          <table:table-cell office:value-type="float" office:value="90.5405405405405" calcext:value-type="float">
            <text:p>90.5405405405</text:p>
          </table:table-cell>
          <table:table-cell table:formula="of:=AVERAGE([.E20:.G20])" office:value-type="float" office:value="90.5405405405405" calcext:value-type="float">
            <text:p>90.5405405405</text:p>
          </table:table-cell>
          <table:table-cell table:formula="of:=[.H20]-[.C20]" office:value-type="float" office:value="7.2072072072072" calcext:value-type="float">
            <text:p>7.2072072072</text:p>
          </table:table-cell>
          <table:table-cell table:number-columns-repeated="2"/>
          <table:table-cell office:value-type="float" office:value="82.4324324324324" calcext:value-type="float">
            <text:p>82.4324324324</text:p>
          </table:table-cell>
          <table:table-cell office:value-type="float" office:value="87.8378378378378" calcext:value-type="float">
            <text:p>87.8378378378</text:p>
          </table:table-cell>
          <table:table-cell office:value-type="float" office:value="81.0810810810811" calcext:value-type="float">
            <text:p>81.0810810811</text:p>
          </table:table-cell>
          <table:table-cell table:formula="of:=AVERAGE([.L20:.N20])" office:value-type="float" office:value="83.7837837837838" calcext:value-type="float">
            <text:p>83.7837837838</text:p>
          </table:table-cell>
          <table:table-cell table:formula="of:=[.O20]-[.C20]" office:value-type="float" office:value="0.450450450450461" calcext:value-type="float">
            <text:p>0.4504504505</text:p>
          </table:table-cell>
        </table:table-row>
        <table:table-row table:style-name="ro1">
          <table:table-cell office:value-type="string" calcext:value-type="string">
            <text:p>mangrove_jack</text:p>
          </table:table-cell>
          <table:table-cell office:value-type="float" office:value="981" calcext:value-type="float">
            <text:p>981</text:p>
          </table:table-cell>
          <table:table-cell office:value-type="float" office:value="82.4372759856631" calcext:value-type="float">
            <text:p>82.4372759857</text:p>
          </table:table-cell>
          <table:table-cell/>
          <table:table-cell office:value-type="float" office:value="87.9120879120879" calcext:value-type="float">
            <text:p>87.9120879121</text:p>
          </table:table-cell>
          <table:table-cell office:value-type="float" office:value="92.3076923076923" calcext:value-type="float">
            <text:p>92.3076923077</text:p>
          </table:table-cell>
          <table:table-cell office:value-type="float" office:value="81.3186813186813" calcext:value-type="float">
            <text:p>81.3186813187</text:p>
          </table:table-cell>
          <table:table-cell table:formula="of:=AVERAGE([.E21:.G21])" office:value-type="float" office:value="87.1794871794872" calcext:value-type="float">
            <text:p>87.1794871795</text:p>
          </table:table-cell>
          <table:table-cell table:formula="of:=[.H21]-[.C21]" office:value-type="float" office:value="4.74221119382408" calcext:value-type="float">
            <text:p>4.7422111938</text:p>
          </table:table-cell>
          <table:table-cell table:number-columns-repeated="2"/>
          <table:table-cell office:value-type="float" office:value="76.3440860215054" calcext:value-type="float">
            <text:p>76.3440860215</text:p>
          </table:table-cell>
          <table:table-cell office:value-type="float" office:value="77.4193548387097" calcext:value-type="float">
            <text:p>77.4193548387</text:p>
          </table:table-cell>
          <table:table-cell office:value-type="float" office:value="74.1935483870968" calcext:value-type="float">
            <text:p>74.1935483871</text:p>
          </table:table-cell>
          <table:table-cell table:formula="of:=AVERAGE([.L21:.N21])" office:value-type="float" office:value="75.9856630824373" calcext:value-type="float">
            <text:p>75.9856630824</text:p>
          </table:table-cell>
          <table:table-cell table:formula="of:=[.O21]-[.C21]" office:value-type="float" office:value="-6.45161290322582" calcext:value-type="float">
            <text:p>-6.4516129032</text:p>
          </table:table-cell>
        </table:table-row>
        <table:table-row table:style-name="ro1">
          <table:table-cell office:value-type="string" calcext:value-type="string">
            <text:p>mulloway</text:p>
          </table:table-cell>
          <table:table-cell office:value-type="float" office:value="521" calcext:value-type="float">
            <text:p>521</text:p>
          </table:table-cell>
          <table:table-cell office:value-type="float" office:value="53.5947712418301" calcext:value-type="float">
            <text:p>53.5947712418</text:p>
          </table:table-cell>
          <table:table-cell/>
          <table:table-cell office:value-type="float" office:value="64.5833333333333" calcext:value-type="float">
            <text:p>64.5833333333</text:p>
          </table:table-cell>
          <table:table-cell office:value-type="float" office:value="60.4166666666667" calcext:value-type="float">
            <text:p>60.4166666667</text:p>
          </table:table-cell>
          <table:table-cell office:value-type="float" office:value="77.0833333333333" calcext:value-type="float">
            <text:p>77.0833333333</text:p>
          </table:table-cell>
          <table:table-cell table:formula="of:=AVERAGE([.E22:.G22])" office:value-type="float" office:value="67.3611111111111" calcext:value-type="float">
            <text:p>67.3611111111</text:p>
          </table:table-cell>
          <table:table-cell table:formula="of:=[.H22]-[.C22]" office:value-type="float" office:value="13.766339869281" calcext:value-type="float">
            <text:p>13.7663398693</text:p>
          </table:table-cell>
          <table:table-cell table:number-columns-repeated="2"/>
          <table:table-cell office:value-type="float" office:value="66.6666666666667" calcext:value-type="float">
            <text:p>66.6666666667</text:p>
          </table:table-cell>
          <table:table-cell office:value-type="float" office:value="62.7450980392157" calcext:value-type="float">
            <text:p>62.7450980392</text:p>
          </table:table-cell>
          <table:table-cell office:value-type="float" office:value="58.8235294117647" calcext:value-type="float">
            <text:p>58.8235294118</text:p>
          </table:table-cell>
          <table:table-cell table:formula="of:=AVERAGE([.L22:.N22])" office:value-type="float" office:value="62.7450980392157" calcext:value-type="float">
            <text:p>62.7450980392</text:p>
          </table:table-cell>
          <table:table-cell table:formula="of:=[.O22]-[.C22]" office:value-type="float" office:value="9.15032679738562" calcext:value-type="float">
            <text:p>9.1503267974</text:p>
          </table:table-cell>
        </table:table-row>
        <table:table-row table:style-name="ro1">
          <table:table-cell office:value-type="string" calcext:value-type="string">
            <text:p>pearl_perch</text:p>
          </table:table-cell>
          <table:table-cell office:value-type="float" office:value="233" calcext:value-type="float">
            <text:p>233</text:p>
          </table:table-cell>
          <table:table-cell office:value-type="float" office:value="72.7272727272727" calcext:value-type="float">
            <text:p>72.7272727273</text:p>
          </table:table-cell>
          <table:table-cell/>
          <table:table-cell table:number-columns-repeated="2" office:value-type="float" office:value="86.3636363636364" calcext:value-type="float">
            <text:p>86.3636363636</text:p>
          </table:table-cell>
          <table:table-cell office:value-type="float" office:value="77.2727272727273" calcext:value-type="float">
            <text:p>77.2727272727</text:p>
          </table:table-cell>
          <table:table-cell table:formula="of:=AVERAGE([.E23:.G23])" office:value-type="float" office:value="83.3333333333333" calcext:value-type="float">
            <text:p>83.3333333333</text:p>
          </table:table-cell>
          <table:table-cell table:formula="of:=[.H23]-[.C23]" office:value-type="float" office:value="10.6060606060606" calcext:value-type="float">
            <text:p>10.6060606061</text:p>
          </table:table-cell>
          <table:table-cell table:number-columns-repeated="2"/>
          <table:table-cell office:value-type="float" office:value="95.4545454545455" calcext:value-type="float">
            <text:p>95.4545454545</text:p>
          </table:table-cell>
          <table:table-cell office:value-type="float" office:value="90.9090909090909" calcext:value-type="float">
            <text:p>90.9090909091</text:p>
          </table:table-cell>
          <table:table-cell office:value-type="float" office:value="100" calcext:value-type="float">
            <text:p>100</text:p>
          </table:table-cell>
          <table:table-cell table:formula="of:=AVERAGE([.L23:.N23])" office:value-type="float" office:value="95.4545454545455" calcext:value-type="float">
            <text:p>95.4545454545</text:p>
          </table:table-cell>
          <table:table-cell table:formula="of:=[.O23]-[.C23]" office:value-type="float" office:value="22.7272727272727" calcext:value-type="float">
            <text:p>22.7272727273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6" calcext:value-type="float">
            <text:p>936</text:p>
          </table:table-cell>
          <table:table-cell office:value-type="float" office:value="95.1851851851852" calcext:value-type="float">
            <text:p>95.1851851852</text:p>
          </table:table-cell>
          <table:table-cell/>
          <table:table-cell office:value-type="float" office:value="94.5054945054945" calcext:value-type="float">
            <text:p>94.5054945055</text:p>
          </table:table-cell>
          <table:table-cell office:value-type="float" office:value="93.4065934065934" calcext:value-type="float">
            <text:p>93.4065934066</text:p>
          </table:table-cell>
          <table:table-cell office:value-type="float" office:value="95.6043956043956" calcext:value-type="float">
            <text:p>95.6043956044</text:p>
          </table:table-cell>
          <table:table-cell table:formula="of:=AVERAGE([.E24:.G24])" office:value-type="float" office:value="94.5054945054945" calcext:value-type="float">
            <text:p>94.5054945055</text:p>
          </table:table-cell>
          <table:table-cell table:style-name="ce2" table:formula="of:=[.H24]-[.C24]" office:value-type="float" office:value="-0.679690679690708" calcext:value-type="float">
            <text:p>-0.6796906797</text:p>
          </table:table-cell>
          <table:table-cell table:number-columns-repeated="2"/>
          <table:table-cell table:number-columns-repeated="3" office:value-type="float" office:value="95.6043956043956" calcext:value-type="float">
            <text:p>95.6043956044</text:p>
          </table:table-cell>
          <table:table-cell table:formula="of:=AVERAGE([.L24:.N24])" office:value-type="float" office:value="95.6043956043956" calcext:value-type="float">
            <text:p>95.6043956044</text:p>
          </table:table-cell>
          <table:table-cell table:formula="of:=[.O24]-[.C24]" office:value-type="float" office:value="0.419210419210401" calcext:value-type="float">
            <text:p>0.4192104192</text:p>
          </table:table-cell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10" calcext:value-type="float">
            <text:p>510</text:p>
          </table:table-cell>
          <table:table-cell office:value-type="float" office:value="90.9722222222222" calcext:value-type="float">
            <text:p>90.9722222222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AVERAGE([.E25:.G25])" office:value-type="float" office:value="94.6666666666667" calcext:value-type="float">
            <text:p>94.6666666667</text:p>
          </table:table-cell>
          <table:table-cell table:formula="of:=[.H25]-[.C25]" office:value-type="float" office:value="3.69444444444444" calcext:value-type="float">
            <text:p>3.6944444444</text:p>
          </table:table-cell>
          <table:table-cell table:number-columns-repeated="2"/>
          <table:table-cell table:number-columns-repeated="3" office:value-type="float" office:value="94" calcext:value-type="float">
            <text:p>94</text:p>
          </table:table-cell>
          <table:table-cell table:formula="of:=AVERAGE([.L25:.N25])" office:value-type="float" office:value="94" calcext:value-type="float">
            <text:p>94</text:p>
          </table:table-cell>
          <table:table-cell table:formula="of:=[.O25]-[.C25]" office:value-type="float" office:value="3.02777777777777" calcext:value-type="float">
            <text:p>3.0277777778</text:p>
          </table:table-cell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table:formula="of:=AVERAGE([.E26:.G26])" office:value-type="float" office:value="100" calcext:value-type="float">
            <text:p>100</text:p>
          </table:table-cell>
          <table:table-cell table:formula="of:=[.H26]-[.C26]"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100" calcext:value-type="float">
            <text:p>100</text:p>
          </table:table-cell>
          <table:table-cell table:formula="of:=AVERAGE([.L26:.N26])" office:value-type="float" office:value="100" calcext:value-type="float">
            <text:p>100</text:p>
          </table:table-cell>
          <table:table-cell table:formula="of:=[.O26]-[.C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3" calcext:value-type="float">
            <text:p>313</text:p>
          </table:table-cell>
          <table:table-cell office:value-type="float" office:value="82.2222222222222" calcext:value-type="float">
            <text:p>82.2222222222</text:p>
          </table:table-cell>
          <table:table-cell/>
          <table:table-cell office:value-type="float" office:value="96.6666666666667" calcext:value-type="float">
            <text:p>96.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93.3333333333333" calcext:value-type="float">
            <text:p>93.3333333333</text:p>
          </table:table-cell>
          <table:table-cell table:formula="of:=AVERAGE([.E27:.G27])" office:value-type="float" office:value="96.6666666666667" calcext:value-type="float">
            <text:p>96.6666666667</text:p>
          </table:table-cell>
          <table:table-cell table:formula="of:=[.H27]-[.C27]" office:value-type="float" office:value="14.4444444444444" calcext:value-type="float">
            <text:p>14.4444444444</text:p>
          </table:table-cell>
          <table:table-cell table:number-columns-repeated="2"/>
          <table:table-cell office:value-type="float" office:value="96.6666666666667" calcext:value-type="float">
            <text:p>96.6666666667</text:p>
          </table:table-cell>
          <table:table-cell office:value-type="float" office:value="90" calcext:value-type="float">
            <text:p>90</text:p>
          </table:table-cell>
          <table:table-cell office:value-type="float" office:value="93.3333333333333" calcext:value-type="float">
            <text:p>93.3333333333</text:p>
          </table:table-cell>
          <table:table-cell table:formula="of:=AVERAGE([.L27:.N27])" office:value-type="float" office:value="93.3333333333333" calcext:value-type="float">
            <text:p>93.3333333333</text:p>
          </table:table-cell>
          <table:table-cell table:formula="of:=[.O27]-[.C27]" office:value-type="float" office:value="11.1111111111111" calcext:value-type="float">
            <text:p>11.1111111111</text:p>
          </table:table-cell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433" calcext:value-type="float">
            <text:p>433</text:p>
          </table:table-cell>
          <table:table-cell office:value-type="float" office:value="65.8730158730159" calcext:value-type="float">
            <text:p>65.873015873</text:p>
          </table:table-cell>
          <table:table-cell/>
          <table:table-cell office:value-type="float" office:value="83.3333333333333" calcext:value-type="float">
            <text:p>83.3333333333</text:p>
          </table:table-cell>
          <table:table-cell table:number-columns-repeated="2" office:value-type="float" office:value="80.952380952381" calcext:value-type="float">
            <text:p>80.9523809524</text:p>
          </table:table-cell>
          <table:table-cell table:formula="of:=AVERAGE([.E28:.G28])" office:value-type="float" office:value="81.7460317460317" calcext:value-type="float">
            <text:p>81.746031746</text:p>
          </table:table-cell>
          <table:table-cell table:formula="of:=[.H28]-[.C28]" office:value-type="float" office:value="15.8730158730158" calcext:value-type="float">
            <text:p>15.873015873</text:p>
          </table:table-cell>
          <table:table-cell table:number-columns-repeated="2"/>
          <table:table-cell office:value-type="float" office:value="83.3333333333333" calcext:value-type="float">
            <text:p>83.3333333333</text:p>
          </table:table-cell>
          <table:table-cell office:value-type="float" office:value="80.952380952381" calcext:value-type="float">
            <text:p>80.9523809524</text:p>
          </table:table-cell>
          <table:table-cell office:value-type="float" office:value="83.3333333333333" calcext:value-type="float">
            <text:p>83.3333333333</text:p>
          </table:table-cell>
          <table:table-cell table:formula="of:=AVERAGE([.L28:.N28])" office:value-type="float" office:value="82.5396825396826" calcext:value-type="float">
            <text:p>82.5396825397</text:p>
          </table:table-cell>
          <table:table-cell table:formula="of:=[.O28]-[.C28]" office:value-type="float" office:value="16.6666666666666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tailor</text:p>
          </table:table-cell>
          <table:table-cell office:value-type="float" office:value="915" calcext:value-type="float">
            <text:p>915</text:p>
          </table:table-cell>
          <table:table-cell office:value-type="float" office:value="41.2878787878788" calcext:value-type="float">
            <text:p>41.2878787879</text:p>
          </table:table-cell>
          <table:table-cell/>
          <table:table-cell office:value-type="float" office:value="42.0454545454546" calcext:value-type="float">
            <text:p>42.0454545455</text:p>
          </table:table-cell>
          <table:table-cell office:value-type="float" office:value="80.6818181818182" calcext:value-type="float">
            <text:p>80.6818181818</text:p>
          </table:table-cell>
          <table:table-cell office:value-type="float" office:value="47.7272727272727" calcext:value-type="float">
            <text:p>47.7272727273</text:p>
          </table:table-cell>
          <table:table-cell table:formula="of:=AVERAGE([.E29:.G29])" office:value-type="float" office:value="56.8181818181818" calcext:value-type="float">
            <text:p>56.8181818182</text:p>
          </table:table-cell>
          <table:table-cell table:formula="of:=[.H29]-[.C29]" office:value-type="float" office:value="15.5303030303031" calcext:value-type="float">
            <text:p>15.5303030303</text:p>
          </table:table-cell>
          <table:table-cell table:number-columns-repeated="2"/>
          <table:table-cell office:value-type="float" office:value="66.2921348314607" calcext:value-type="float">
            <text:p>66.2921348315</text:p>
          </table:table-cell>
          <table:table-cell office:value-type="float" office:value="78.6516853932584" calcext:value-type="float">
            <text:p>78.6516853933</text:p>
          </table:table-cell>
          <table:table-cell office:value-type="float" office:value="76.4044943820225" calcext:value-type="float">
            <text:p>76.404494382</text:p>
          </table:table-cell>
          <table:table-cell table:formula="of:=AVERAGE([.L29:.N29])" office:value-type="float" office:value="73.7827715355805" calcext:value-type="float">
            <text:p>73.7827715356</text:p>
          </table:table-cell>
          <table:table-cell table:formula="of:=[.O29]-[.C29]" office:value-type="float" office:value="32.4948927477018" calcext:value-type="float">
            <text:p>32.4948927477</text:p>
          </table:table-cell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66" calcext:value-type="float">
            <text:p>666</text:p>
          </table:table-cell>
          <table:table-cell office:value-type="float" office:value="55.2083333333333" calcext:value-type="float">
            <text:p>55.2083333333</text:p>
          </table:table-cell>
          <table:table-cell/>
          <table:table-cell office:value-type="float" office:value="61.5384615384615" calcext:value-type="float">
            <text:p>61.5384615385</text:p>
          </table:table-cell>
          <table:table-cell office:value-type="float" office:value="76.9230769230769" calcext:value-type="float">
            <text:p>76.9230769231</text:p>
          </table:table-cell>
          <table:table-cell office:value-type="float" office:value="75.3846153846154" calcext:value-type="float">
            <text:p>75.3846153846</text:p>
          </table:table-cell>
          <table:table-cell table:formula="of:=AVERAGE([.E30:.G30])" office:value-type="float" office:value="71.2820512820513" calcext:value-type="float">
            <text:p>71.2820512821</text:p>
          </table:table-cell>
          <table:table-cell table:formula="of:=[.H30]-[.C30]" office:value-type="float" office:value="16.073717948718" calcext:value-type="float">
            <text:p>16.0737179487</text:p>
          </table:table-cell>
          <table:table-cell table:number-columns-repeated="2"/>
          <table:table-cell office:value-type="float" office:value="78.4615384615385" calcext:value-type="float">
            <text:p>78.4615384615</text:p>
          </table:table-cell>
          <table:table-cell office:value-type="float" office:value="73.8461538461539" calcext:value-type="float">
            <text:p>73.8461538462</text:p>
          </table:table-cell>
          <table:table-cell office:value-type="float" office:value="84.6153846153846" calcext:value-type="float">
            <text:p>84.6153846154</text:p>
          </table:table-cell>
          <table:table-cell table:formula="of:=AVERAGE([.L30:.N30])" office:value-type="float" office:value="78.974358974359" calcext:value-type="float">
            <text:p>78.9743589744</text:p>
          </table:table-cell>
          <table:table-cell table:formula="of:=[.O30]-[.C30]" office:value-type="float" office:value="23.7660256410256" calcext:value-type="float">
            <text:p>23.766025641</text:p>
          </table:table-cell>
        </table:table-row>
        <table:table-row table:style-name="ro1">
          <table:table-cell table:number-columns-repeated="2"/>
          <table:table-cell table:formula="of:=AVERAGE([.C2:.C30])" office:value-type="float" office:value="71.5844803173403" calcext:value-type="float">
            <text:p>71.5844803173</text:p>
          </table:table-cell>
          <table:table-cell/>
          <table:table-cell office:value-type="float" office:value="79.7255416846366" calcext:value-type="float">
            <text:p>79.7255416846</text:p>
          </table:table-cell>
          <table:table-cell office:value-type="float" office:value="80.9720026221061" calcext:value-type="float">
            <text:p>80.9720026221</text:p>
          </table:table-cell>
          <table:table-cell office:value-type="float" office:value="79.7661238338521" calcext:value-type="float">
            <text:p>79.7661238339</text:p>
          </table:table-cell>
          <table:table-cell table:formula="of:=AVERAGE([.E31:.G31])" office:value-type="float" office:value="80.154556046865" calcext:value-type="float">
            <text:p>80.1545560469</text:p>
          </table:table-cell>
          <table:table-cell table:style-name="ce3" table:formula="of:=[.H31]-[.C31]" office:value-type="float" office:value="8.57007572952463" calcext:value-type="float">
            <text:p>8.5700757295</text:p>
          </table:table-cell>
          <table:table-cell table:number-columns-repeated="2"/>
          <table:table-cell office:value-type="float" office:value="80.5708936650697" calcext:value-type="float">
            <text:p>80.5708936651</text:p>
          </table:table-cell>
          <table:table-cell office:value-type="float" office:value="79.5454960549944" calcext:value-type="float">
            <text:p>79.545496055</text:p>
          </table:table-cell>
          <table:table-cell office:value-type="float" office:value="79.4117165837198" calcext:value-type="float">
            <text:p>79.4117165837</text:p>
          </table:table-cell>
          <table:table-cell table:formula="of:=AVERAGE([.L31:.N31])" office:value-type="float" office:value="79.8427021012613" calcext:value-type="float">
            <text:p>79.8427021013</text:p>
          </table:table-cell>
          <table:table-cell table:formula="of:=[.O31]-[.C31]" office:value-type="float" office:value="8.25822178392099" calcext:value-type="float">
            <text:p>8.2582217839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raining accuracy</text:p>
          </table:table-cell>
          <table:table-cell office:value-type="float" office:value="92.4409329891205" calcext:value-type="float">
            <text:p>92.4409329891</text:p>
          </table:table-cell>
          <table:table-cell office:value-type="float" office:value="94.7859287261963" calcext:value-type="float">
            <text:p>94.7859287262</text:p>
          </table:table-cell>
          <table:table-cell office:value-type="float" office:value="93.5157239437103" calcext:value-type="float">
            <text:p>93.5157239437</text:p>
          </table:table-cell>
          <table:table-cell table:number-columns-repeated="7"/>
          <table:table-cell office:value-type="float" office:value="94.4786310195923" calcext:value-type="float">
            <text:p>94.4786310196</text:p>
          </table:table-cell>
          <table:table-cell office:value-type="float" office:value="94.6303606033325" calcext:value-type="float">
            <text:p>94.6303606033</text:p>
          </table:table-cell>
          <table:table-cell office:value-type="float" office:value="93.6019539833069" calcext:value-type="float">
            <text:p>93.6019539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ion accuracy</text:p>
          </table:table-cell>
          <table:table-cell office:value-type="float" office:value="82.3970019817352" calcext:value-type="float">
            <text:p>82.3970019817</text:p>
          </table:table-cell>
          <table:table-cell office:value-type="float" office:value="84.4943821430206" calcext:value-type="float">
            <text:p>84.494382143</text:p>
          </table:table-cell>
          <table:table-cell office:value-type="float" office:value="82.5468182563782" calcext:value-type="float">
            <text:p>82.5468182564</text:p>
          </table:table-cell>
          <table:table-cell table:number-columns-repeated="7"/>
          <table:table-cell office:value-type="float" office:value="82.4786305427551" calcext:value-type="float">
            <text:p>82.4786305428</text:p>
          </table:table-cell>
          <table:table-cell office:value-type="float" office:value="82.763534784317" calcext:value-type="float">
            <text:p>82.7635347843</text:p>
          </table:table-cell>
          <table:table-cell office:value-type="float" office:value="82.2649598121643" calcext:value-type="float">
            <text:p>82.264959812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B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2:37:42.135721523</meta:creation-date>
    <dc:date>2018-08-18T17:44:10.724499417</dc:date>
    <meta:editing-duration>P1DT18H20M57S</meta:editing-duration>
    <meta:editing-cycles>4</meta:editing-cycles>
    <meta:generator>LibreOffice/5.1.6.2$Linux_X86_64 LibreOffice_project/10m0$Build-2</meta:generator>
    <meta:document-statistic meta:table-count="1" meta:cell-count="417" meta:object-count="0"/>
  </office:meta>
</office:document-meta>
</file>